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408c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oema 20<text:line-break/><text:line-break/>Puedo escribir los versos más tristes esta noche.<text:line-break/><text:line-break/>Escribir por ejemplo: «la noche está estrellada,<text:line-break/>y tiritan, azules, los astros a lo lejos.»<text:line-break/><text:line-break/>El viento de la noche gira en el cielo y canta.<text:line-break/><text:line-break/>Puedo escribir los versos más tristes esta noche.<text:line-break/>Yo la quise, y a veces ella también me quiso.<text:line-break/><text:line-break/>En las noches como ésta, la tuve entre mis brazos.<text:line-break/>La besé tantas veces, bajo el cielo infinito.<text:line-break/><text:line-break/>Ella me quiso, a veces yo también la quería.<text:line-break/>Cómo no haber amado sus grandes ojos fijos.<text:line-break/><text:line-break/>Puedo escribir los versos más tristes esta noche.<text:line-break/>Pensar que no la tengo. Sentir que la he perdido.<text:line-break/><text:line-break/>Oír la noche inmensa, más inmensa sin ella.<text:line-break/>Y el verso cae al alma como al pasto el rocío.<text:line-break/><text:line-break/>Qué importa que mi amor no pudiera guardarla.<text:line-break/>La noche está estrellada y ella no está conmigo.</text:p>
      <text:p text:style-name="P1"/>
      <text:p text:style-name="P1">Eso es todo. A lo lejos alguien canta. A lo lejos.<text:line-break/>Mi alma no se contenta con haberla perdido.<text:line-break/><text:line-break/>Como para acercarla mi mirada la busca.<text:line-break/>Mi corazón la busca y ella no está conmigo.<text:line-break/><text:line-break/>La misma noche que hace blanquear los mismo árboles.<text:line-break/>Nosotros, los de entonces, ya no somos los mismos.<text:line-break/><text:line-break/>Ya no la quiero, es cierto, pero cuánto la quise.<text:line-break/>Mi voz buscaba el viento para tocar su oído.<text:line-break/><text:line-break/>De otro. Será de otro. Como antes de mis besos.<text:line-break/>Su voz. Su cuerpo claro. Sus ojos infinitos.<text:line-break/><text:line-break/>Ya no la quiero, es cierto, pero tal vez la quiero.<text:line-break/>Es tan corto el amor, y es tan largo el olvido.<text:line-break/><text:line-break/>Porque en noches como ésta la tuve entre mis brazos,<text:line-break/>mi alma no se contenta con haberla perdido.<text:line-break/><text:line-break/>Aunque éste sea el último dolor que ella me causa,<text:line-break/>y éstos sean los últimos versos que yo le escribo.<text:line-break/><text:lin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10T13:20:58.498000000</meta:creation-date>
    <meta:editing-duration>PT8M15S</meta:editing-duration>
    <meta:editing-cycles>2</meta:editing-cycles>
    <meta:generator>LibreOffice/24.2.2.2$Windows_X86_64 LibreOffice_project/d56cc158d8a96260b836f100ef4b4ef25d6f1a01</meta:generator>
    <dc:date>2024-04-10T13:29:12.696000000</dc:date>
    <meta:document-statistic meta:table-count="0" meta:image-count="0" meta:object-count="0" meta:page-count="1" meta:paragraph-count="2" meta:word-count="293" meta:character-count="1553" meta:non-whitespace-character-count="1244"/>
  </office:meta>
</office:document-meta>
</file>